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8698e" officeooo:paragraph-rsid="0008698e"/>
    </style:style>
    <style:style style:name="P2" style:family="paragraph" style:parent-style-name="Standard">
      <style:text-properties officeooo:rsid="0008698e" officeooo:paragraph-rsid="0008698e"/>
    </style:style>
    <style:style style:name="P3" style:family="paragraph" style:parent-style-name="Standard">
      <style:paragraph-properties fo:text-align="justify" style:justify-single-word="false"/>
      <style:text-properties officeooo:rsid="0008698e" officeooo:paragraph-rsid="0008698e"/>
    </style:style>
    <style:style style:name="P4" style:family="paragraph" style:parent-style-name="Standard">
      <style:paragraph-properties fo:text-align="justify" style:justify-single-word="false"/>
      <style:text-properties officeooo:rsid="000a2097" officeooo:paragraph-rsid="000a2097"/>
    </style:style>
    <style:style style:name="P5" style:family="paragraph" style:parent-style-name="Standard">
      <style:paragraph-properties fo:text-align="justify" style:justify-single-word="false"/>
      <style:text-properties officeooo:rsid="000b9355" officeooo:paragraph-rsid="000b9355"/>
    </style:style>
    <style:style style:name="P6" style:family="paragraph" style:parent-style-name="Standard">
      <style:paragraph-properties fo:break-before="page"/>
    </style:style>
    <style:style style:name="T1" style:family="text">
      <style:text-properties officeooo:rsid="000a2097"/>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ÀCTICA – 1</text:p>
      <text:p text:style-name="P1"/>
      <text:p text:style-name="P1">SISTEMES OPERATIUS II</text:p>
      <text:p text:style-name="P1"/>
      <text:p text:style-name="P1">Marcos Buenacasa i Alberto Leiva</text:p>
      <text:p text:style-name="P1"/>
      <text:p text:style-name="P1">Octubre 20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INTRODUCCIÓN </text:p>
      <text:p text:style-name="P3"/>
      <text:p text:style-name="P3">En esta primera práctica de Sistemas operativos nos encargamos básicamente de leer un fichero descargado de internet e implementar un parser para que el resultante sea un árbol binario en el cual dentro contiene una lista enlazada de elementos. En este documento se intenta explicar de forma breve todo aquello que no tiene que ver con el código en sí de la práctica tales como la decisión a la hora de hacer cada uno de los apartados de la práctica. <text:span text:style-name="T1">La práctica trata de leer la información de vuelos.</text:span></text:p>
      <text:p text:style-name="P3"/>
      <text:p text:style-name="P3"/>
      <text:p text:style-name="P3">REALIZACIÓN DE LA PRÁCTICA</text:p>
      <text:p text:style-name="P3"/>
      <text:p text:style-name="P3">La realización de la práctica viene indicada por el guión de esta el cual está bastante guiada. Por ello en este documento seguiremos las pautas a orden de índice.</text:p>
      <text:p text:style-name="P3"/>
      <text:p text:style-name="P3">1 <text:span text:style-name="T1">Lectura de la información de los vuelos.</text:span></text:p>
      <text:p text:style-name="P3"/>
      <text:p text:style-name="P4">El enunciado básicamente nos pide implementar un <text:span text:style-name="T2">parser</text:span>, dado que el fichero <text:span text:style-name="T2">raw</text:span><text:span text:style-name="T3"> que se nos ofrece es uno el cual toda la información esta separada por comas. Así que nosotros hemos implementado un parser el cual recorre todas las lineas del fichero objetivo recordando en todo momento el numero de comas recorridas y una vez llegado a la coma deseada, es decir, aquella que precede a la información que nos interesa posteriormente la extraeremos. La mayoría del código nos viene dado en el esqueleto de la práctica, así que la implementación de este apartado de la práctica no supone ningún problema.</text:span></text:p>
      <text:p text:style-name="P4"/>
      <text:p text:style-name="P4"><text:span text:style-name="T3">2 Inserción de la información de los vuelos en un árbol binario.</text:span></text:p>
      <text:p text:style-name="P4"/>
      <text:p text:style-name="P4"><text:span text:style-name="T3">Ahora se nos pide que la información que hemos obtenido con el </text:span><text:span text:style-name="T2">parser</text:span><text:span text:style-name="T3"> del apartado anterior la insertemos en un árbol binario balanceado. El esqueleto de la práctica nos da ya la estructura del árbol binario así que debemos modificar la implementación dada por una nuestra que haga bien las funciones, además de cambiar el tipo de dato que debemos guardar, hay que corregir la forma en la que el árbol se administra, es decir, cómo el árbol compara los nodos para discernir si un nodo ya se encuentra en éste o no. Una primera implementación de este código nos produjo resultados érroneos, ya que comparábamos los apuntadores y esto solo comparaba el primer carácter. La correcta solución era usar el comando de C </text:span><text:span text:style-name="T2">strcomp. </text:span><text:span text:style-name="T3">Después de este error, insertar los la información de cada uno de los aeropuertos de salida como nodo no tuvo ninguna complicación adicional.</text:span></text:p>
      <text:p text:style-name="P4"/>
      <text:p text:style-name="P5"><text:span text:style-name="T3">Como dato adicional, el problema que encontraba </text:span><text:span text:style-name="T2">valgrind </text:span><text:span text:style-name="T3">a la hora de ejecutarse erradicaba en que la función </text:span><text:span text:style-name="T2">deletetree() </text:span><text:span text:style-name="T3">eliminaba todo el árbol a excepción de la raíz, así que la solución era liberar esta raíz del árbol de la memoria y </text:span><text:span text:style-name="T2">valgrind </text:span><text:span text:style-name="T3">no mostró mas el error.</text:span></text:p>
      <text:p text:style-name="P5"/>
      <text:p text:style-name="P5"><text:span text:style-name="T3">3 Inserción de la información de destino a la lista enlazada</text:span></text:p>
      <text:p text:style-name="Standard"/>
      <text:p text:style-name="Standard"/>
      <text:p text:style-name="Standard"/>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02:21.341657003</meta:creation-date>
    <dc:date>2016-10-10T13:32:31.365492073</dc:date>
    <meta:editing-duration>PT13M39S</meta:editing-duration>
    <meta:editing-cycles>2</meta:editing-cycles>
    <meta:generator>LibreOffice/4.3.3.2$Linux_X86_64 LibreOffice_project/430m0$Build-2</meta:generator>
    <meta:document-statistic meta:table-count="0" meta:image-count="0" meta:object-count="0" meta:page-count="3" meta:paragraph-count="14" meta:word-count="464" meta:character-count="2683" meta:non-whitespace-character-count="2231"/>
  </office:meta>
</office:document-meta>
</file>